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88.37mm"/>
    </style:style>
    <style:style style:name="co5" style:family="table-column">
      <style:table-column-properties fo:break-before="auto" style:column-width="116.15mm"/>
    </style:style>
    <style:style style:name="co6" style:family="table-column">
      <style:table-column-properties fo:break-before="auto" style:column-width="86.78mm"/>
    </style:style>
    <style:style style:name="co7" style:family="table-column">
      <style:table-column-properties fo:break-before="auto" style:column-width="27.52mm"/>
    </style:style>
    <style:style style:name="ro1" style:family="table-row">
      <style:table-row-properties style:row-height="8.34mm" fo:break-before="auto" style:use-optimal-row-height="false"/>
    </style:style>
    <style:style style:name="ro2" style:family="table-row">
      <style:table-row-properties style:row-height="9.88mm" fo:break-before="auto" style:use-optimal-row-height="true"/>
    </style:style>
    <style:style style:name="ro3" style:family="table-row">
      <style:table-row-properties style:row-height="24.69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31.84mm" fo:break-before="auto" style:use-optimal-row-height="true"/>
    </style:style>
    <style:style style:name="ro6" style:family="table-row">
      <style:table-row-properties style:row-height="34.57mm" fo:break-before="auto" style:use-optimal-row-height="true"/>
    </style:style>
    <style:style style:name="ro7" style:family="table-row">
      <style:table-row-properties style:row-height="40.99mm" fo:break-before="auto" style:use-optimal-row-height="true"/>
    </style:style>
    <style:style style:name="ro8" style:family="table-row">
      <style:table-row-properties style:row-height="18.42mm" fo:break-before="auto" style:use-optimal-row-height="true"/>
    </style:style>
    <style:style style:name="ro9" style:family="table-row">
      <style:table-row-properties style:row-height="32mm" fo:break-before="auto" style:use-optimal-row-height="true"/>
    </style:style>
    <style:style style:name="ro10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808080" fo:background-color="#cccccc" style:text-align-source="fix" style:repeat-content="false" fo:wrap-option="wrap" fo:border-left="none" fo:border-right="0.06pt solid #80808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808080" style:text-align-source="fix" style:repeat-content="false" fo:wrap-option="wrap" fo:border-left="none" fo:border-right="0.06pt solid #808080" fo:border-top="0.06pt solid #808080" style:vertical-align="top"/>
      <style:paragraph-properties fo:text-align="start" fo:margin-left="0mm"/>
    </style:style>
    <style:style style:name="ce3" style:family="table-cell" style:parent-style-name="Default" style:data-style-name="N0">
      <style:table-cell-properties fo:border-bottom="0.06pt solid #808080" style:text-align-source="fix" style:repeat-content="false" fo:wrap-option="wrap" fo:border-left="none" fo:border-right="0.06pt solid #808080" fo:border-top="0.06pt solid #808080" style:vertical-align="top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808080" fo:border-top="0.06pt solid #808080" style:vertical-align="top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fo:border-bottom="0.06pt solid #808080" fo:background-color="#cccccc" style:text-align-source="fix" style:repeat-content="false" fo:wrap-option="wrap" fo:border-left="0.06pt solid #808080" fo:border-right="0.06pt solid #80808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808080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808080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808080" fo:border-right="0.06pt solid #808080" fo:border-top="0.06pt solid #808080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fo:border-bottom="0.06pt solid #808080" fo:background-color="#cccccc" style:text-align-source="fix" style:repeat-content="false" fo:wrap-option="wrap" fo:border-left="0.06pt solid #808080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808080" style:text-align-source="fix" style:repeat-content="false" fo:wrap-option="wrap" fo:border-left="0.06pt solid #808080" fo:border-right="none" fo:border-top="0.06pt solid #808080" style:vertical-align="top"/>
      <style:paragraph-properties fo:text-align="start" fo:margin-left="0mm"/>
    </style:style>
    <style:style style:name="ce12" style:family="table-cell" style:parent-style-name="Default" style:data-style-name="N0">
      <style:table-cell-properties fo:border-bottom="0.06pt solid #808080" style:text-align-source="fix" style:repeat-content="false" fo:wrap-option="wrap" fo:border-left="0.06pt solid #808080" fo:border-right="none" fo:border-top="0.06pt solid #80808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0.06pt solid #808080" fo:border-right="none" fo:border-top="0.06pt solid #808080" style:vertical-align="top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14pt" fo:language="de" fo:country="CH" fo:font-style="normal" fo:text-shadow="none" style:text-underline-style="none" fo:font-weight="bold" style:text-underline-mode="continuous" style:text-overline-mode="continuous" style:text-line-through-mode="continuous" style:font-family-asian="Tahoma" style:font-size-asian="14pt" style:language-asian="zh" style:country-asian="CN" style:font-style-asian="normal" style:font-weight-asian="bold" style:font-family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4pt" style:language-asian="zh" style:country-asian="CN" style:font-style-asian="normal" style:font-weight-asian="normal" style:font-family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2" table:number-columns-repeated="1015" table:default-cell-style-name="ce5"/>
        <table:table-column table:style-name="co7" table:default-cell-style-name="ce16"/>
        <table:table-row table:style-name="ro1">
          <table:table-cell table:style-name="ce1" office:value-type="string" calcext:value-type="string">
            <text:p>Verwendung i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Parameter / Format</text:p>
          </table:table-cell>
          <table:table-cell table:style-name="ce6" office:value-type="string" calcext:value-type="string">
            <text:p>Beschreibung</text:p>
          </table:table-cell>
          <table:table-cell table:style-name="ce6" office:value-type="string" calcext:value-type="string">
            <text:p>OK-response</text:p>
          </table:table-cell>
          <table:table-cell table:style-name="ce6" office:value-type="string" calcext:value-type="string">
            <text:p>NOK-response</text:p>
          </table:table-cell>
          <table:table-cell table:style-name="ce10" office:value-type="string" calcext:value-type="string">
            <text:p>ERROR-response</text:p>
          </table:table-cell>
          <table:table-cell table:style-name="ce14"/>
          <table:table-cell table:style-name="ce15" table:number-columns-repeated="1014"/>
          <table:table-cell/>
        </table:table-row>
        <table:table-row table:style-name="ro2">
          <table:table-cell table:style-name="ce2" office:value-type="string" calcext:value-type="string">
            <office:annotation draw:style-name="gr1" draw:text-style-name="P2" svg:width="82.55mm" svg:height="49.48mm" svg:x="43.39mm" svg:y="9.53mm" draw:caption-point-x="-3.81mm" draw:caption-point-y="-1.09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Ist keine REST Abfrage</text:span></text:p>
            </office:annotation>
            <text:p>mobile/login.php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/login</text:p>
          </table:table-cell>
          <table:table-cell table:style-name="ce7"/>
          <table:table-cell table:style-name="ce7" office:value-type="string" calcext:value-type="string">
            <text:p>Login-Form für Anmeldung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mobile/login.php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email varchar(255), password varchar(255), deviceID int(11)</text:p>
          </table:table-cell>
          <table:table-cell table:style-name="ce7" office:value-type="string" calcext:value-type="string">
            <text:p>Sendet Anmeldedaten;</text:p>
            <text:p>- redirect zu Main-Screen“Zeiterfassung” falls erfolgreich</text:p>
            <text:p>- andernfalls Fehlermeldung anzeigen und auf Seite bleiben</text:p>
          </table:table-cell>
          <table:table-cell table:style-name="ce7" office:value-type="string" calcext:value-type="string">
            <office:annotation draw:style-name="gr1" draw:text-style-name="P2" svg:width="82.55mm" svg:height="49.48mm" svg:x="407.72mm" svg:y="24.34mm" draw:caption-point-x="-3.81mm" draw:caption-point-y="-6.02mm">
              <dc:date>2017-01-12T00:00:00</dc:date>
              <text:p text:style-name="P1"><text:span text:style-name="T1">Zenon:</text:span></text:p>
              <text:p text:style-name="P1"><text:span text:style-name="T2">Sollte JWT zurückgeben.</text:span></text:p>
              <text:p text:style-name="P1"><text:span text:style-name="T2">Siehe: https://github.com/tuupola/slim-jwt-auth</text:span></text:p>
              <text:p text:style-name="P1"><text:span text:style-name="T3"/></text:p>
            </office:annotation>
            <text:p>307, to main.php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24.34mm" draw:caption-point-x="-3.81mm" draw:caption-point-y="-6.02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ollte 4XX (400?) sein</text:span></text:p>
            </office:annotation>
            <text:p>200 &amp; Fehlermeldung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2"/>
          <table:table-cell table:style-name="ce7" table:number-columns-repeated="6"/>
          <table:table-cell table:style-name="ce11"/>
          <table:table-cell table:number-columns-repeated="1016"/>
        </table:table-row>
        <table:table-row table:style-name="ro5">
          <table:table-cell table:style-name="ce3" office:value-type="string" calcext:value-type="string">
            <text:p>main.php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projects</text:p>
          </table:table-cell>
          <table:table-cell table:style-name="ce8"/>
          <table:table-cell table:style-name="ce8" office:value-type="string" calcext:value-type="string">
            <text:p>Gibt eine Liste aller dem User und Device zugeordneten und aktiven Projekte zurück</text:p>
          </table:table-cell>
          <table:table-cell table:style-name="ce8" office:value-type="string" calcext:value-type="string">
            <office:annotation draw:style-name="gr1" draw:text-style-name="P2" svg:width="82.55mm" svg:height="49.48mm" svg:x="407.72mm" svg:y="68.79mm" draw:caption-point-x="-3.81mm" draw:caption-point-y="-20.84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img = url zu bild oder base64 image?</text:span></text:p>
            </office:annotation>
            <text:p>200, List of Projects with: project_id(String), project_name(String), client_id(String), client_logo(String: path to image), client_name(String), <text:s/>client_project_owner_id(String), client_project_owner_name(String), client_project_owner_tel(String), <text:s/></text:p>
          </table:table-cell>
          <table:table-cell table:style-name="ce8"/>
          <table:table-cell table:style-name="ce12"/>
          <table:table-cell table:style-name="ce15" table:number-columns-repeated="1015"/>
          <table:table-cell table:style-name="ce17"/>
        </table:table-row>
        <table:table-row table:style-name="ro4" table:number-rows-repeated="3">
          <table:table-cell table:style-name="ce2"/>
          <table:table-cell table:style-name="ce7"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/project</text:p>
          </table:table-cell>
          <table:table-cell table:style-name="ce7" office:value-type="string" calcext:value-type="string">
            <text:p>name varchar(255)</text:p>
            <text:p>isactive tinyint(1) needcomment tinyint(1) needcategory tinyint(1) client_id int(11)</text:p>
          </table:table-cell>
          <table:table-cell table:style-name="ce7" office:value-type="string" calcext:value-type="string">
            <text:p>Insert new Project into DB</text:p>
          </table:table-cell>
          <table:table-cell table:style-name="ce7" office:value-type="string" calcext:value-type="string">
            <text:p>200, new project with ID: id int(11), name varchar(255), isactive tinyint(1), needcomment tinyint(1), needcategory tinyint(1), client_id int(11)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143.09mm" draw:caption-point-x="-3.81mm" draw:caption-point-y="-52.95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ollte 4XX (400?) sein</text:span></text:p>
            </office:annotation>
            <text:p>200 &amp; Fehlermeldung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put</text:p>
          </table:table-cell>
          <table:table-cell table:style-name="ce7" office:value-type="string" calcext:value-type="string">
            <text:p>/project/{id}</text:p>
          </table:table-cell>
          <table:table-cell table:style-name="ce7" office:value-type="string" calcext:value-type="string">
            <text:p>name varchar(255)</text:p>
            <text:p>isactive tinyint(1) needcomment tinyint(1) needcategory tinyint(1) client_id int(11)</text:p>
          </table:table-cell>
          <table:table-cell table:style-name="ce7" office:value-type="string" calcext:value-type="string">
            <text:p>update Project into DB</text:p>
          </table:table-cell>
          <table:table-cell table:style-name="ce7" office:value-type="string" calcext:value-type="string">
            <text:p>200, updated project with ID: id int(11), name varchar(255), isactive tinyint(1), needcomment tinyint(1), needcategory tinyint(1), client_id int(11)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180.13mm" draw:caption-point-x="-3.81mm" draw:caption-point-y="-65.29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ollte 4XX (400?) sein</text:span></text:p>
            </office:annotation>
            <text:p>200 &amp; Fehlermeldung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/project/{id}</text:p>
          </table:table-cell>
          <table:table-cell table:style-name="ce7"/>
          <table:table-cell table:style-name="ce7" office:value-type="string" calcext:value-type="string">
            <text:p>get Project from DB by ID</text:p>
          </table:table-cell>
          <table:table-cell table:style-name="ce7" office:value-type="string" calcext:value-type="string">
            <text:p>200, project with ID: id int(11), name varchar(255), isactive tinyint(1), needcomment tinyint(1), needcategory tinyint(1), client_id int(11)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217.17mm" draw:caption-point-x="-3.81mm" draw:caption-point-y="-77.64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ollte 4XX (400?) sein</text:span></text:p>
            </office:annotation>
            <text:p>200 &amp; Fehlermeldung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delete</text:p>
          </table:table-cell>
          <table:table-cell table:style-name="ce7" office:value-type="string" calcext:value-type="string">
            <text:p>/project/{id}</text:p>
          </table:table-cell>
          <table:table-cell table:style-name="ce7"/>
          <table:table-cell table:style-name="ce7" office:value-type="string" calcext:value-type="string">
            <text:p>delete Project in DB by ID</text:p>
          </table:table-cell>
          <table:table-cell table:style-name="ce7" office:value-type="string" calcext:value-type="string">
            <text:p>200, „status: project with ID{id} deleted!“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254.21mm" draw:caption-point-x="-3.81mm" draw:caption-point-y="-89.99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404</text:span></text:p>
            </office:annotation>
            <text:p>204, (same as „status: project with ID{id} not found!“)</text:p>
          </table:table-cell>
          <table:table-cell table:style-name="ce11"/>
          <table:table-cell table:number-columns-repeated="1016"/>
        </table:table-row>
        <table:table-row table:style-name="ro6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/project/{id}/entries</text:p>
          </table:table-cell>
          <table:table-cell table:style-name="ce7"/>
          <table:table-cell table:style-name="ce7" office:value-type="string" calcext:value-type="string">
            <text:p>get List of Entries for Project by ID</text:p>
          </table:table-cell>
          <table:table-cell table:style-name="ce7" office:value-type="string" calcext:value-type="string">
            <text:p>200, List of Entries with: id int(11), logbox_mac varchar(255), logbox_ip varchar(255), project_id int(11), user_id int(11), start datetime, stop datetime, category int(11), notes varchar(255) <text:s/>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269.02mm" draw:caption-point-x="-3.81mm" draw:caption-point-y="-94.92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ollte 4XX (400?) sein</text:span></text:p>
            </office:annotation>
            <text:p>200 &amp; Fehlermeldung</text:p>
          </table:table-cell>
          <table:table-cell table:style-name="ce11"/>
          <table:table-cell table:number-columns-repeated="1016"/>
        </table:table-row>
        <table:table-row table:style-name="ro7">
          <table:table-cell table:style-name="ce3" office:value-type="string" calcext:value-type="string">
            <text:p>mobile/main.php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/project/entry</text:p>
          </table:table-cell>
          <table:table-cell table:style-name="ce8" office:value-type="string" calcext:value-type="string">
            <text:p>logbox_mac varchar(255), </text:p>
            <text:p>project_id int(11), </text:p>
            <text:p>user_id int(11),</text:p>
            <text:p>go_to_standby bool(1) </text:p>
          </table:table-cell>
          <table:table-cell table:style-name="ce8" office:value-type="string" calcext:value-type="string">
            <text:p>Insert new entry for Project by ID with actual Timestamp</text:p>
            <text:p>has to close a previous open Entry of that user with actual Timestamp</text:p>
            <text:p>is used to reopen new entry in same/other project (stop-watch-like)</text:p>
          </table:table-cell>
          <table:table-cell table:style-name="ce8" office:value-type="string" calcext:value-type="string">
            <office:annotation draw:style-name="gr1" draw:text-style-name="P2" svg:width="82.55mm" svg:height="49.48mm" svg:x="407.72mm" svg:y="229.51mm" draw:caption-point-x="-3.81mm" draw:caption-point-y="-20.84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img = url zu bild oder base64 image?</text:span></text:p>
            </office:annotation>
            <text:p>200, the Project for which a entry was (closed/)opend </text:p>
            <text:p/>
            <text:p>project_id(String), project_name(String), client_id(String), client_logo(path to image), client_name(String),  client_project_owner_id(String), client_project_owner_name(String), client_project_owner_tel(String),  </text:p>
          </table:table-cell>
          <table:table-cell table:style-name="ce8" office:value-type="string" calcext:value-type="string">
            <text:p>204, (same as „status: entry / project with ID{id} not found!“)</text:p>
          </table:table-cell>
          <table:table-cell table:style-name="ce12"/>
          <table:table-cell table:style-name="ce15" table:number-columns-repeated="1015"/>
          <table:table-cell table:style-name="ce17"/>
        </table:table-row>
        <table:table-row table:style-name="ro6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/project/{id}/entry/{id}</text:p>
          </table:table-cell>
          <table:table-cell table:style-name="ce7"/>
          <table:table-cell table:style-name="ce7" office:value-type="string" calcext:value-type="string">
            <text:p>get entry by ID for Project by ID</text:p>
          </table:table-cell>
          <table:table-cell table:style-name="ce7" office:value-type="string" calcext:value-type="string">
            <text:p>200, single entry: id int(11), logbox_mac varchar(255), logbox_ip varchar(255), project_id int(11), user_id int(11), start datetime, stop datetime, category int(11), notes varchar(255) <text:s/></text:p>
          </table:table-cell>
          <table:table-cell table:style-name="ce7" office:value-type="string" calcext:value-type="string">
            <text:p>204, (same as „status: entry / project with ID{id} not found!“)</text:p>
          </table:table-cell>
          <table:table-cell table:style-name="ce11"/>
          <table:table-cell table:number-columns-repeated="1016"/>
        </table:table-row>
        <table:table-row table:style-name="ro8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put</text:p>
          </table:table-cell>
          <table:table-cell table:style-name="ce7" office:value-type="string" calcext:value-type="string">
            <text:p>/project/{id}/entry/{id}</text:p>
          </table:table-cell>
          <table:table-cell table:style-name="ce7" office:value-type="string" calcext:value-type="string">
            <text:p>logbox_mac varchar(255), logbox_ip varchar(255), project_id int(11), user_id int(11), start datetime NOT NULL, stop datetime, category int(11), notes varchar(255) <text:s/></text:p>
          </table:table-cell>
          <table:table-cell table:style-name="ce7" office:value-type="string" calcext:value-type="string">
            <text:p>update entry for Project by ID</text:p>
          </table:table-cell>
          <table:table-cell table:style-name="ce7" office:value-type="string" calcext:value-type="string">
            <text:p>200, single entry: id int(11), logbox_mac varchar(255), logbox_ip varchar(255), project_id int(11), user_id int(11), start datetime, stop datetime, category int(11), notes varchar(255) <text:s/>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413.04mm" draw:caption-point-x="-3.81mm" draw:caption-point-y="-146.79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404</text:span></text:p>
              <text:p text:style-name="P1"><text:span text:style-name="T3"/></text:p>
            </office:annotation>
            <text:p>204, (same as „status: entry / project with ID{id} not found!“)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7" office:value-type="string" calcext:value-type="string">
            <text:p>delete</text:p>
          </table:table-cell>
          <table:table-cell table:style-name="ce7" office:value-type="string" calcext:value-type="string">
            <text:p>/project/{id}/entry/{id}</text:p>
          </table:table-cell>
          <table:table-cell table:style-name="ce7"/>
          <table:table-cell table:style-name="ce7" office:value-type="string" calcext:value-type="string">
            <text:p>delete entry for Project by ID</text:p>
          </table:table-cell>
          <table:table-cell table:style-name="ce7" office:value-type="string" calcext:value-type="string">
            <text:p>200, „status: project with ID{id} deleted!“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464.9mm" draw:caption-point-x="-3.81mm" draw:caption-point-y="-164.08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404</text:span></text:p>
            </office:annotation>
            <text:p>204, (same as „status: project with ID{id} not found!“)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mobile/main.php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office:annotation draw:style-name="gr1" draw:text-style-name="P2" svg:width="82.55mm" svg:height="49.48mm" svg:x="116.42mm" svg:y="501.72mm" draw:caption-point-x="-3.81mm" draw:caption-point-y="-191.02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Stattdesse Post /project/{id}/entry mit start/stop flag?</text:span></text:p>
            </office:annotation>
            <text:p>/project/{id}/entry/{id}/stop</text:p>
          </table:table-cell>
          <table:table-cell table:style-name="ce7" office:value-type="string" calcext:value-type="string">
            <text:p>stop datetime NOT NULL OPTIONAL; category int(11), notes varchar(255) <text:s/></text:p>
          </table:table-cell>
          <table:table-cell table:style-name="ce7" office:value-type="string" calcext:value-type="string">
            <text:p>Insert stop timestamp in entry{id} for Project{id}</text:p>
            <text:p>insert category and/or notes if not empty</text:p>
            <text:p>is used by Stby-Button to close a possible open entry, without reopen a new one.</text:p>
          </table:table-cell>
          <table:table-cell table:style-name="ce7" office:value-type="string" calcext:value-type="string">
            <text:p>200, „status: entry updated!“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479.71mm" draw:caption-point-x="-3.81mm" draw:caption-point-y="-169.01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404</text:span></text:p>
            </office:annotation>
            <text:p>204, (same as „status: entry / project with ID{id} not found!“)</text:p>
          </table:table-cell>
          <table:table-cell table:style-name="ce11"/>
          <table:table-cell table:number-columns-repeated="1016"/>
        </table:table-row>
        <table:table-row table:style-name="ro4" table:number-rows-repeated="2">
          <table:table-cell table:style-name="ce2"/>
          <table:table-cell table:style-name="ce7" table:number-columns-repeated="6"/>
          <table:table-cell table:style-name="ce11"/>
          <table:table-cell table:number-columns-repeated="1016"/>
        </table:table-row>
        <table:table-row table:style-name="ro5">
          <table:table-cell table:style-name="ce2" office:value-type="string" calcext:value-type="string">
            <text:p>mobile/main.php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/stats</text:p>
            <text:p>/stats/week</text:p>
          </table:table-cell>
          <table:table-cell table:style-name="ce7" office:value-type="string" calcext:value-type="string">
            <text:p>OPTIONAL;</text:p>
            <text:p>of_category_id Array of int(11)</text:p>
            <text:p>project_id int(11)</text:p>
            <text:p>search_text varchar(255)</text:p>
            <text:p>start_date date</text:p>
            <text:p>end_date date</text:p>
            <text:p>user_id int(11) (just if admin!)</text:p>
          </table:table-cell>
          <table:table-cell table:style-name="ce7" office:value-type="string" calcext:value-type="string">
            <text:p>get List of all Entries of that user within actual Week(7days)</text:p>
            <text:p>is used to show worked time this week</text:p>
          </table:table-cell>
          <table:table-cell table:style-name="ce7" office:value-type="string" calcext:value-type="string">
            <text:p>200, „status: entry updated!“</text:p>
          </table:table-cell>
          <table:table-cell table:style-name="ce7" office:value-type="string" calcext:value-type="string">
            <office:annotation draw:style-name="gr1" draw:text-style-name="P2" svg:width="82.55mm" svg:height="49.48mm" svg:x="494.51mm" svg:y="531.57mm" draw:caption-point-x="-3.81mm" draw:caption-point-y="-186.3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404</text:span></text:p>
            </office:annotation>
            <text:p>204, (same as „status: entry / project with ID{id} not found!“)</text:p>
          </table:table-cell>
          <table:table-cell table:style-name="ce11"/>
          <table:table-cell table:number-columns-repeated="1016"/>
        </table:table-row>
        <table:table-row table:style-name="ro9">
          <table:table-cell table:style-name="ce3" office:value-type="string" calcext:value-type="string">
            <text:p>mobile/main.php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/openentry</text:p>
          </table:table-cell>
          <table:table-cell table:style-name="ce8" office:value-type="string" calcext:value-type="string">
            <text:p>logbox_mac varchar(255), </text:p>
            <text:p>user_id int(11)</text:p>
            <text:p>aktuell default hart codiert, </text:p>
            <text:p>kann durch anhängen gesetzt werden: ?user_id=3&amp;logbox_mac=138.174.117.190</text:p>
            <text:p/>
            <text:p>später aus JWT-Token</text:p>
          </table:table-cell>
          <table:table-cell table:style-name="ce8" office:value-type="string" calcext:value-type="string">
            <text:p>check for a open entry of that user </text:p>
            <text:p>return project_id and start datetimestamp if found</text:p>
            <text:p>usefull to mark project-logbutton green</text:p>
          </table:table-cell>
          <table:table-cell table:style-name="ce8" office:value-type="string" calcext:value-type="string">
            <office:annotation draw:style-name="gr1" draw:text-style-name="P2" svg:width="82.55mm" svg:height="49.48mm" svg:x="407.72mm" svg:y="415.94mm" draw:caption-point-x="-3.81mm" draw:caption-point-y="-20.84mm">
              <dc:creator>Zenon</dc:creator>
              <dc:date>2017-01-12T00:00:00</dc:date>
              <text:p text:style-name="P1"><text:span text:style-name="T1">Zenon:</text:span></text:p>
              <text:p text:style-name="P1"><text:span text:style-name="T2">img = url zu bild oder base64 image?</text:span></text:p>
            </office:annotation>
            <text:p>200, </text:p>
            <text:p>if found return  project_id(String), start datetime</text:p>
            <text:p>otherwise empty</text:p>
            <text:p/>
            <text:p>example: {"project_id":"10","start":"2017-01-13 16:59:53"}</text:p>
          </table:table-cell>
          <table:table-cell table:style-name="ce8" office:value-type="float" office:value="404" calcext:value-type="float">
            <text:p>404</text:p>
          </table:table-cell>
          <table:table-cell table:style-name="ce12"/>
          <table:table-cell table:style-name="ce15" table:number-columns-repeated="1015"/>
          <table:table-cell table:style-name="ce17"/>
        </table:table-row>
        <table:table-row table:style-name="ro4" table:number-rows-repeated="51">
          <table:table-cell table:style-name="ce2"/>
          <table:table-cell table:style-name="ce7" table:number-columns-repeated="6"/>
          <table:table-cell table:style-name="ce11"/>
          <table:table-cell table:number-columns-repeated="1016"/>
        </table:table-row>
        <table:table-row table:style-name="ro4">
          <table:table-cell table:style-name="ce4"/>
          <table:table-cell table:style-name="ce9" table:number-columns-repeated="6"/>
          <table:table-cell table:style-name="ce13"/>
          <table:table-cell table:number-columns-repeated="1016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de" number:country="CH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6:23:51.4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Zenon</meta:initial-creator>
    <meta:creation-date>2016-12-06T07:33:35Z</meta:creation-date>
    <dc:date>2017-01-13T17:57:05.109000000</dc:date>
    <meta:editing-cycles>15</meta:editing-cycles>
    <meta:editing-duration>PT2H59M22S</meta:editing-duration>
    <meta:document-statistic meta:table-count="1" meta:cell-count="105" meta:object-count="0"/>
  </office:meta>
</office:document-meta>
</file>